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7000003226AD3C623C9024070.jpg" manifest:media-type="image/jpeg"/>
  <manifest:file-entry manifest:full-path="Pictures/1000000000000119000000C562C5939A5781E0DE.jpg" manifest:media-type="image/jpeg"/>
  <manifest:file-entry manifest:full-path="Pictures/100000000000029C0000015C7D04BA000713774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2.157cm" style:rel-column-width="8835*"/>
    </style:style>
    <style:style style:name="Tabla3.B" style:family="table-column">
      <style:table-column-properties style:column-width="4.468cm" style:rel-column-width="18300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59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4.377cm" table:align="left"/>
    </style:style>
    <style:style style:name="Tabla6.A" style:family="table-column">
      <style:table-column-properties style:column-width="2.619cm"/>
    </style:style>
    <style:style style:name="Tabla6.B" style:family="table-column">
      <style:table-column-properties style:column-width="1.96cm"/>
    </style:style>
    <style:style style:name="Tabla6.1" style:family="table-row">
      <style:table-row-properties style:min-row-height="0.81cm"/>
    </style:style>
    <style:style style:name="Tabla6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>
        <style:background-image/>
      </style:table-cell-properties>
    </style:style>
    <style:style style:name="Tabla6.A2" style:family="table-cell">
      <style:table-cell-properties style:vertical-align="middle" fo:background-color="#e6e6e6" style:border-line-width-left="0.002cm 0.035cm 0.002cm" fo:padding="0.049cm" fo:border-left="1.1pt double #999999" fo:border-right="none" fo:border-top="none" fo:border-bottom="0.5pt solid #999999">
        <style:background-image/>
      </style:table-cell-properties>
    </style:style>
    <style:style style:name="Tabla6.G2" style:family="table-cell">
      <style:table-cell-properties style:vertical-align="middle" fo:background-color="transparent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A3" style:family="table-cell">
      <style:table-cell-properties style:vertical-align="middle" fo:background-color="#e6e6e6" style:border-line-width-left="0.002cm 0.035cm 0.002cm" style:border-line-width-bottom="0.002cm 0.035cm 0.002cm" fo:padding="0.049cm" fo:border-left="1.1pt double #999999" fo:border-right="none" fo:border-top="none" fo:border-bottom="1.1pt double #999999">
        <style:background-image/>
      </style:table-cell-properties>
    </style:style>
    <style:style style:name="Tabla6.B3" style:family="table-cell">
      <style:table-cell-properties style:vertical-align="middle" fo:background-color="#e6e6e6" fo:padding="0.049cm" fo:border-left="0.5pt solid #999999" fo:border-right="none" fo:border-top="none" fo:border-bottom="0.5pt solid #999999">
        <style:background-image/>
      </style:table-cell-properties>
    </style:style>
    <style:style style:name="Tabla6.G3" style:family="table-cell">
      <style:table-cell-properties style:vertical-align="middle" fo:background-color="#e6e6e6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B4" style:family="table-cell">
      <style:table-cell-properties style:vertical-align="middle" fo:background-color="transparent" style:border-line-width-bottom="0.002cm 0.035cm 0.002cm" fo:padding="0.049cm" fo:border-left="0.5pt solid #999999" fo:border-right="none" fo:border-top="none" fo:border-bottom="1.1pt double #999999">
        <style:background-image/>
      </style:table-cell-properties>
    </style:style>
    <style:style style:name="Tabla6.G4" style:family="table-cell">
      <style:table-cell-properties style:vertical-align="middle" fo:background-color="transparent" style:border-line-width-right="0.002cm 0.035cm 0.002cm" style:border-line-width-bottom="0.002cm 0.035cm 0.002cm" fo:padding="0.049cm" fo:border-left="0.5pt solid #999999" fo:border-right="1.1pt double #999999" fo:border-top="none" fo:border-bottom="1.1pt double #999999">
        <style:background-image/>
      </style:table-cell-properties>
    </style:style>
    <style:style style:name="Tabla7" style:family="table">
      <style:table-properties style:width="14.399cm" style:rel-width="90%" table:align="left"/>
    </style:style>
    <style:style style:name="Tabla7.A" style:family="table-column">
      <style:table-column-properties style:column-width="14.399cm" style:rel-column-width="58977*"/>
    </style:style>
    <style:style style:name="Tabla7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/>
    </style:style>
    <style:style style:name="Tabla7.A2" style:family="table-cell">
      <style:table-cell-properties style:vertical-align="middle" style:border-line-width-left="0.002cm 0.035cm 0.002cm" style:border-line-width-right="0.002cm 0.035cm 0.002cm" fo:padding="0.049cm" fo:border-left="1.1pt double #999999" fo:border-right="1.1pt double #999999" fo:border-top="none" fo:border-bottom="0.5pt solid #999999"/>
    </style:style>
    <style:style style:name="Tabla7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1.1pt double #999999" fo:border-right="1.1pt double #999999" fo:border-top="none" fo:border-bottom="1.1pt double #999999"/>
    </style:style>
    <style:style style:name="Tabla28" style:family="table">
      <style:table-properties style:width="12.709cm" table:align="center" style:writing-mode="lr-tb"/>
    </style:style>
    <style:style style:name="Tabla28.A" style:family="table-column">
      <style:table-column-properties style:column-width="1.543cm"/>
    </style:style>
    <style:style style:name="Tabla28.B" style:family="table-column">
      <style:table-column-properties style:column-width="11.165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8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8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8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8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8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a29" style:family="table">
      <style:table-properties style:width="12.762cm" table:align="center" fo:keep-with-next="always" style:writing-mode="lr-tb"/>
    </style:style>
    <style:style style:name="Tabla29.A" style:family="table-column">
      <style:table-column-properties style:column-width="1.859cm"/>
    </style:style>
    <style:style style:name="Tabla29.B" style:family="table-column">
      <style:table-column-properties style:column-width="10.90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9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9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9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9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9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cm" style:auto-text-indent="false" fo:background-color="#ffffff"/>
      <style:text-properties style:font-name-complex="Arial"/>
    </style:style>
    <style:style style:name="P9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style:font-name-complex="Ari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cm" fo:margin-bottom="0.199cm" style:contextual-spacing="false" fo:text-align="justify" style:justify-single-word="fals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zxx" fo:country="none" style:language-asian="zxx" style:country-asian="none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/>
      <style:text-properties fo:language="zxx" fo:country="none" style:language-asian="zxx" style:country-asian="none"/>
    </style:style>
    <style:style style:name="P15" style:family="paragraph" style:parent-style-name="Standard">
      <style:text-properties fo:language="zxx" fo:country="none" style:language-asian="zxx" style:country-asian="none"/>
    </style:style>
    <style:style style:name="P16" style:family="paragraph" style:parent-style-name="Text_20_body">
      <style:text-properties fo:language="zxx" fo:country="none" style:language-asian="zxx" style:country-asian="none"/>
    </style:style>
    <style:style style:name="P17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language="zxx" fo:country="none" style:language-asian="zxx" style:country-asian="none" style:font-name-complex="Arial"/>
    </style:style>
    <style:style style:name="P18" style:family="paragraph" style:parent-style-name="Text_20_body">
      <style:paragraph-properties fo:padding="0cm" fo:border="none"/>
    </style:style>
    <style:style style:name="P19" style:family="paragraph" style:parent-style-name="Subtitle">
      <style:paragraph-properties fo:padding="0cm" fo:border="none"/>
    </style:style>
    <style:style style:name="P20" style:family="paragraph" style:parent-style-name="Title" style:master-page-name="">
      <style:paragraph-properties style:page-number="auto" fo:padding="0cm" fo:border="none"/>
    </style:style>
    <style:style style:name="P21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Hoja_20_de_20_Control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font-weight="bold" style:font-weight-asian="bold" style:font-name-complex="Arial"/>
    </style:style>
    <style:style style:name="P29" style:family="paragraph" style:parent-style-name="Table_20_Contents">
      <style:text-properties fo:font-weight="normal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NewsGotT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ewsGotT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ewsGotT" fo:font-weight="normal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5" style:family="paragraph" style:parent-style-name="Text_20_body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7" style:family="paragraph" style:parent-style-name="Nota_20_al_20_pié">
      <style:paragraph-properties fo:text-align="start" style:justify-single-word="false"/>
    </style:style>
    <style:style style:name="P38" style:family="paragraph" style:parent-style-name="Standard">
      <style:paragraph-properties fo:margin-top="0cm" fo:margin-bottom="0.199cm" style:contextual-spacing="false"/>
    </style:style>
    <style:style style:name="P3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0" style:family="paragraph" style:parent-style-name="Heading" style:master-page-name="Standard">
      <style:paragraph-properties style:page-number="auto"/>
    </style:style>
    <style:style style:name="P41" style:family="paragraph" style:parent-style-name="Heading_20_1">
      <style:paragraph-properties fo:text-align="justify" style:justify-single-word="false" fo:break-before="page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2">
      <style:paragraph-properties fo:text-align="justify" style:justify-single-word="false"/>
    </style:style>
    <style:style style:name="P44" style:family="paragraph" style:parent-style-name="Standard" style:master-page-name="Portada">
      <style:paragraph-properties style:page-number="auto"/>
    </style:style>
    <style:style style:name="P45" style:family="paragraph" style:parent-style-name="Standard" style:list-style-name="L2">
      <loext:graphic-properties draw:fill="solid" draw:fill-color="#ffffff" draw:opacity="100%"/>
      <style:paragraph-properties fo:text-align="justify" style:justify-single-word="false" fo:background-color="#ffffff"/>
      <style:text-properties style:font-name-complex="Arial"/>
    </style:style>
    <style:style style:name="P46" style:family="paragraph" style:parent-style-name="Table_20_Contents" style:list-style-name="L1">
      <style:paragraph-properties fo:margin-top="0cm" fo:margin-bottom="0cm" style:contextual-spacing="false"/>
    </style:style>
    <style:style style:name="P47" style:family="paragraph" style:parent-style-name="Table_20_Contents">
      <style:text-properties officeooo:rsid="000d7590" officeooo:paragraph-rsid="000d759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7590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2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draw:fill="solid" draw:fill-color="#ffffff" draw:opacity="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3.66cm" svg:y="0.575cm" svg:width="9.677cm" svg:height="6.789cm" draw:z-index="0"><draw:image xlink:href="Pictures/1000000000000477000003226AD3C623C902407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ubject>&lt;Nombre Proyecto&gt;</text:subject></text:p>
      <text:p text:style-name="P20"><text:title>Plan de Pruebas de Aceptación</text:title></text:p>
      <text:p text:style-name="P19"/>
      <text:p text:style-name="P18"/>
      <text:p text:style-name="P18"/>
      <text:p text:style-name="P18"/>
      <text:p text:style-name="P18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7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4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><text:soft-page-break/></text:p>
      <text:p text:style-name="P40"/>
      <text:p text:style-name="P23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6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Consejería de Economía, Innovación y Ciencia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Proyecto</text:p>
          </table:table-cell>
          <table:table-cell table:style-name="Tabla1.B2" table:number-columns-spanned="3" office:value-type="string">
            <text:p text:style-name="P47"><text:bookmark-start text:name="__DdeLink__323_258527374"/>P<text:bookmark-end text:name="__DdeLink__323_258527374"/>rogram.c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Entregable</text:p>
          </table:table-cell>
          <table:table-cell table:style-name="Tabla1.B2" table:number-columns-spanned="3" office:value-type="string">
            <text:p text:style-name="Table_20_Contents"><text:title>Plan de Pruebas de Aceptac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Autor</text:p>
          </table:table-cell>
          <table:table-cell table:style-name="Tabla1.B2" table:number-columns-spanned="3" office:value-type="string">
            <text:p text:style-name="P29">everis - &lt;<text:span text:style-name="T4">Angel Garcia Perez</text:span>&gt;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6">Fecha Versión</text:p>
          </table:table-cell>
          <table:table-cell table:style-name="Tabla1.D5" office:value-type="string">
            <text:p text:style-name="P24">DD/MM/AAAA</text:p>
          </table:table-cell>
        </table:table-row>
        <table:table-row>
          <table:table-cell table:style-name="Tabla1.A2" office:value-type="string">
            <text:p text:style-name="P26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6">Fecha Aprobación</text:p>
          </table:table-cell>
          <table:table-cell table:style-name="Tabla1.D5" office:value-type="string">
            <text:p text:style-name="P24">DD/MM/AAAA</text:p>
          </table:table-cell>
        </table:table-row>
        <table:table-row>
          <table:table-cell table:style-name="Tabla1.A7" office:value-type="string">
            <text:p text:style-name="P26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6">Nº Total de Páginas</text:p>
          </table:table-cell>
          <table:table-cell table:style-name="Tabla1.D5" office:value-type="string">
            <text:p text:style-name="P24"><text:page-count>10</text:page-count></text:p>
          </table:table-cell>
        </table:table-row>
      </table:table>
      <text:p text:style-name="Standard"/>
      <text:p text:style-name="P22"/>
      <text:p text:style-name="P22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7">Versión doc</text:p>
          </table:table-cell>
          <table:table-cell table:style-name="Tabla3.A1" office:value-type="string">
            <text:p text:style-name="P27">Causa del Cambio</text:p>
          </table:table-cell>
          <table:table-cell table:style-name="Tabla3.A1" office:value-type="string">
            <text:p text:style-name="P27">Responsable del Cambio</text:p>
          </table:table-cell>
          <table:table-cell table:style-name="Tabla3.D1" office:value-type="string">
            <text:p text:style-name="P27">Fecha del Cambio</text:p>
          </table:table-cell>
        </table:table-row>
        <table:table-row>
          <table:table-cell table:style-name="Tabla3.A2" office:value-type="string">
            <text:p text:style-name="P24">0100</text:p>
          </table:table-cell>
          <table:table-cell table:style-name="Tabla3.B2" office:value-type="string">
            <text:p text:style-name="P24">Versión inicial</text:p>
          </table:table-cell>
          <table:table-cell table:style-name="Tabla3.C2" office:value-type="string">
            <text:p text:style-name="P30">everis - OET</text:p>
          </table:table-cell>
          <table:table-cell table:style-name="Tabla3.D2" office:value-type="string">
            <text:p text:style-name="P24">DD/MM/AAAA</text:p>
          </table:table-cell>
        </table:table-row>
        <table:table-row>
          <table:table-cell table:style-name="Tabla3.A3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C2" office:value-type="string">
            <text:p text:style-name="P24"/>
          </table:table-cell>
          <table:table-cell table:style-name="Tabla3.D2" office:value-type="string">
            <text:p text:style-name="P24"/>
          </table:table-cell>
        </table:table-row>
        <table:table-row>
          <table:table-cell table:style-name="Tabla3.A3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C2" office:value-type="string">
            <text:p text:style-name="P24"/>
          </table:table-cell>
          <table:table-cell table:style-name="Tabla3.D2" office:value-type="string">
            <text:p text:style-name="P24"/>
          </table:table-cell>
        </table:table-row>
      </table:table>
      <text:p text:style-name="Standard"/>
      <text:p text:style-name="P22"/>
      <text:p text:style-name="P22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Nombre y Apellidos</text:p>
          </table:table-cell>
        </table:table-row>
        <table:table-row>
          <table:table-cell table:style-name="Tabla4.A2" office:value-type="string">
            <text:p text:style-name="P29">&lt;<text:span text:style-name="T4">Angel Garcia Perez</text:span>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6"><text:a xlink:type="simple" xlink:href="#1.INTRODUCCIÓN|outline" text:style-name="Internet_20_link" text:visited-style-name="Internet_20_link">1 INTRODUCCIÓN<text:tab/>4</text:a></text:p>
          <text:p text:style-name="P39"><text:a xlink:type="simple" xlink:href="#1.1.Objeto|outline" text:style-name="Internet_20_link" text:visited-style-name="Internet_20_link">1.1 Objeto<text:tab/>4</text:a></text:p>
          <text:p text:style-name="P39"><text:a xlink:type="simple" xlink:href="#1.2.Alcance|outline" text:style-name="Internet_20_link" text:visited-style-name="Internet_20_link">1.2 Alcance<text:tab/>4</text:a></text:p>
          <text:p text:style-name="P36"><text:a xlink:type="simple" xlink:href="#2.RESUMEN DE RESULTADOS|outline" text:style-name="Internet_20_link" text:visited-style-name="Internet_20_link">2 RESUMEN DE RESULTADOS<text:tab/>5</text:a></text:p>
          <text:p text:style-name="P36"><text:a xlink:type="simple" xlink:href="#3.PLANES DE PRUEBA|outline" text:style-name="Internet_20_link" text:visited-style-name="Internet_20_link">3 PLANES DE PRUEBA<text:tab/>6</text:a></text:p>
          <text:p text:style-name="P39"><text:a xlink:type="simple" xlink:href="#3.1.&lt;Modulo&gt;|outline" text:style-name="Internet_20_link" text:visited-style-name="Internet_20_link">3.1 &lt;Modulo&gt;<text:tab/>6</text:a></text:p>
          <text:p text:style-name="P36"><text:a xlink:type="simple" xlink:href="#4.ANEXOS|outline" text:style-name="Internet_20_link" text:visited-style-name="Internet_20_link">4 ANEXOS<text:tab/>7</text:a></text:p>
          <text:p text:style-name="P36"><text:a xlink:type="simple" xlink:href="#5.GLOSARIO|outline" text:style-name="Internet_20_link" text:visited-style-name="Internet_20_link">5 GLOSARIO<text:tab/>8</text:a></text:p>
          <text:p text:style-name="P36"><text:a xlink:type="simple" xlink:href="#6.BIBLIOGRAFÍA Y REFERENCIAS|outline" text:style-name="Internet_20_link" text:visited-style-name="Internet_20_link">6 BIBLIOGRAFÍA Y REFERENCIAS<text:tab/>9</text:a></text:p>
        </text:index-body>
      </text:table-of-content>
      <text:p text:style-name="Text_20_body"/>
      <text:p text:style-name="P25"><text:s/></text:p>
      <text:p text:style-name="P25"/>
      <text:h text:style-name="P41" text:outline-level="1">INTRODUCCIÓN</text:h>
      <text:h text:style-name="P43" text:outline-level="2">Objeto</text:h>
      <text:p text:style-name="P12">&lt;Introduzca contenido y borre cuadro&gt;</text:p>
      <text:p text:style-name="P11"><draw:frame draw:style-name="fr2" draw:name="Marco2" text:anchor-type="as-char" svg:y="0cm" svg:width="15.93cm" svg:height="0.801cm" draw:z-index="10"><draw:text-box><text:p text:style-name="P38">Leer el siguiente texto y retocar aquello que sea necesario.</text:p></draw:text-box></draw:frame></text:p>
      <text:p text:style-name="P14">En este informe se recoge el detalle de los casos de pruebas utilizadas por la OET, para la realización de las pruebas <text:span text:style-name="T2">&lt;Servicio que corresponda&gt;</text:span> de la entrega <text:span text:style-name="T2">&lt;Identificador de la entrega y si es necesario nombre del modulo del proyecto&gt;</text:span>. Para la descripción de estas pruebas en algunos casos se ha utilizado la información suministrada por el Equipo del Proyecto en documento de Especificación de Requisitos del Sistema <text:span text:style-name="T2">&lt;Ireferencia al documento de requisitos&gt;</text:span>, a partir de los Requisitos Generales y de los escenarios <text:s/>de los casos de uso. En otros casos ha sido redactada desde cero por la OET.</text:p>
      <text:h text:style-name="P43" text:outline-level="2">Alcance</text:h>
      <text:p text:style-name="P12">&lt;Introduzca contenido y borre cuadro&gt;</text:p>
      <text:p text:style-name="P11"><draw:frame draw:style-name="fr2" draw:name="Marco3" text:anchor-type="as-char" svg:y="0cm" svg:width="15.93cm" svg:height="1.379cm" draw:z-index="11"><draw:text-box><text:p text:style-name="P38">Indicad las personas a las que se dirige este documento</text:p></draw:text-box></draw:frame></text:p>
      <text:p text:style-name="Text_20_body"/>
      <text:p text:style-name="Text_20_body"/>
      <text:h text:style-name="Heading_20_1" text:outline-level="1">RESUMEN DE RESULTADOS</text:h>
      <text:p text:style-name="Text_20_body"/>
      <table:table table:name="Tabla6" table:style-name="Tabla6">
        <table:table-column table:style-name="Tabla6.A"/>
        <table:table-column table:style-name="Tabla6.B" table:number-columns-repeated="6"/>
        <table:table-row table:style-name="Tabla6.1">
          <table:table-cell table:style-name="Tabla6.A1" table:number-columns-spanned="7" office:value-type="string">
            <text:p text:style-name="Table_20_Heading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table:number-columns-spanned="6" office:value-type="string">
            <text:p text:style-name="P31">Número de requisitos gener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6.G2" office:value-type="string">
            <text:p text:style-name="P32"/>
          </table:table-cell>
        </table:table-row>
        <table:table-row>
          <table:table-cell table:style-name="Tabla6.A3" table:number-rows-spanned="2" office:value-type="string">
            <text:p text:style-name="P32">Nº de pruebas de aceptación</text:p>
          </table:table-cell>
          <table:table-cell table:style-name="Tabla6.B3" office:value-type="string">
            <text:p text:style-name="P32">&lt;Módulo&gt;</text:p>
          </table:table-cell>
          <table:table-cell table:style-name="Tabla6.B3" office:value-type="string">
            <text:p text:style-name="P32">&lt;Módulo&gt;</text:p>
          </table:table-cell>
          <table:table-cell table:style-name="Tabla6.B3" office:value-type="string">
            <text:p text:style-name="P32">&lt;Módulo&gt;</text:p>
          </table:table-cell>
          <table:table-cell table:style-name="Tabla6.B3" office:value-type="string">
            <text:p text:style-name="P32">&lt;Módulo&gt;</text:p>
          </table:table-cell>
          <table:table-cell table:style-name="Tabla6.B3" office:value-type="string">
            <text:p text:style-name="P32">&lt;Módulo&gt;</text:p>
          </table:table-cell>
          <table:table-cell table:style-name="Tabla6.G3" office:value-type="string">
            <text:p text:style-name="P32">TOTAL</text:p>
          </table:table-cell>
        </table:table-row>
        <table:table-row>
          <table:covered-table-cell table:style-name="Tabla6.A3"/>
          <table:table-cell table:style-name="Tabla6.B4" office:value-type="string">
            <text:p text:style-name="P33"/>
          </table:table-cell>
          <table:table-cell table:style-name="Tabla6.B4" office:value-type="string">
            <text:p text:style-name="P33"/>
          </table:table-cell>
          <table:table-cell table:style-name="Tabla6.B4" office:value-type="string">
            <text:p text:style-name="P33"/>
          </table:table-cell>
          <table:table-cell table:style-name="Tabla6.B4" office:value-type="string">
            <text:p text:style-name="P33"/>
          </table:table-cell>
          <table:table-cell table:style-name="Tabla6.B4" office:value-type="string">
            <text:p text:style-name="P33"/>
          </table:table-cell>
          <table:table-cell table:style-name="Tabla6.G4" office:value-type="string">
            <text:p text:style-name="P27"/>
          </table:table-cell>
        </table:table-row>
      </table:table>
      <text:h text:style-name="Heading_20_2" text:outline-level="2" text:is-list-header="true"/>
      <text:h text:style-name="Heading_20_1" text:outline-level="1">PLANES DE PRUEBA</text:h>
      <text:h text:style-name="Heading_20_2" text:outline-level="2">&lt;Modulo&gt;</text:h>
      <text:p text:style-name="P10"/>
      <text:p text:style-name="P10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Heading">MOD-01: &lt;Titulo&gt;</text:p>
          </table:table-cell>
        </table:table-row>
        <table:table-row>
          <table:table-cell table:style-name="Tabla7.A2" office:value-type="string">
            <text:p text:style-name="Table_20_Contents"><text:span text:style-name="T3">Descripción</text:span>:</text:p>
            <text:p text:style-name="Table_20_Contents">&lt;Descripción del caso de prueba&gt;</text:p>
            <text:p text:style-name="Table_20_Contents">---------------------</text:p>
            <text:p text:style-name="P26">Prerrequisitos</text:p>
            <text:p text:style-name="Table_20_Contents">&lt;Enumerar los prerrequisitos para la prueba&gt;</text:p>
          </table:table-cell>
        </table:table-row>
        <table:table-row>
          <table:table-cell table:style-name="Tabla7.A2" office:value-type="string">
            <text:p text:style-name="Table_20_Contents"><text:span text:style-name="T3">Pasos</text:span>:</text:p>
            <text:list text:style-name="L1">
              <text:list-item>
                <text:p text:style-name="P46">Pasos generales para la prueba, basados en los escenarios de los casos de uso, si existen.</text:p>
              </text:list-item>
            </text:list>
          </table:table-cell>
        </table:table-row>
        <table:table-row>
          <table:table-cell table:style-name="Tabla7.A4" office:value-type="string">
            <text:p text:style-name="Table_20_Contents"><text:span text:style-name="T3">Resultado Esperado</text:span>:</text:p>
            <text:p text:style-name="Table_20_Contents">&lt;Resultado esperado de la prueba&gt;</text:p>
          </table:table-cell>
        </table:table-row>
      </table:table>
      <text:p text:style-name="P13"/>
      <text:p text:style-name="P16"/>
      <text:p text:style-name="P15"/>
      <text:h text:style-name="P41" text:outline-level="1">ANEXOS</text:h>
      <text:p text:style-name="P7">N/A</text:p>
      <text:h text:style-name="P42" text:outline-level="1">GLOSARIO</text:h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8">Término</text:p>
          </table:table-cell>
          <table:table-cell table:style-name="Tabla28.B1" office:value-type="string">
            <text:p text:style-name="P28">Descripción</text:p>
          </table:table-cell>
        </table:table-row>
        <table:table-row table:style-name="Tabla28.1">
          <table:table-cell table:style-name="Tabla28.A2" office:value-type="string">
            <text:p text:style-name="P17">OET</text:p>
          </table:table-cell>
          <table:table-cell table:style-name="Tabla28.B2" office:value-type="string">
            <text:p text:style-name="P9">Oficina de Ejecución del Testing</text:p>
          </table:table-cell>
        </table:table-row>
        <table:table-row table:style-name="Tabla28.1">
          <table:table-cell table:style-name="Tabla28.A2" office:value-type="string">
            <text:p text:style-name="P9"/>
          </table:table-cell>
          <table:table-cell table:style-name="Tabla28.B2" office:value-type="string">
            <text:p text:style-name="P9"/>
          </table:table-cell>
        </table:table-row>
        <table:table-row table:style-name="Tabla28.1">
          <table:table-cell table:style-name="Tabla28.A4" office:value-type="string">
            <text:p text:style-name="P9"/>
          </table:table-cell>
          <table:table-cell table:style-name="Tabla28.B4" office:value-type="string">
            <text:p text:style-name="P9"/>
          </table:table-cell>
        </table:table-row>
      </table:table>
      <text:h text:style-name="P42" text:outline-level="1">BIBLIOGRAFÍA Y REFERENCIAS</text:h>
      <text:p text:style-name="P11">&lt;Cumplimente tabla y borre cuadro&gt;</text:p>
      <text:p text:style-name="P11"><draw:frame draw:style-name="fr1" draw:name="Marco31" text:anchor-type="paragraph" svg:x="0cm" svg:y="0.422cm" svg:width="15.93cm" draw:z-index="9"><draw:text-box fo:min-height="1.201cm"><text:p text:style-name="P8">En este punto se incluirán las referencias y documentación utilizada para la elaboración de este documento, por ejemplo:</text:p><text:list text:style-name="L2"><text:list-item><text:p text:style-name="P45">Documento de Especificación de Requisitos del Sistema</text:p></text:list-item></text:list></draw:text-box></draw:frame>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8">Referencia</text:p>
          </table:table-cell>
          <table:table-cell table:style-name="Tabla29.B1" office:value-type="string">
            <text:p text:style-name="P28">Título</text:p>
          </table:table-cell>
        </table:table-row>
        <table:table-row table:style-name="Tabla29.1">
          <table:table-cell table:style-name="Tabla29.A2" office:value-type="string">
            <text:p text:style-name="P9">Ref. 1</text:p>
          </table:table-cell>
          <table:table-cell table:style-name="Tabla29.B2" office:value-type="string">
            <text:p text:style-name="P9"/>
          </table:table-cell>
        </table:table-row>
        <table:table-row table:style-name="Tabla29.1">
          <table:table-cell table:style-name="Tabla29.A2" office:value-type="string">
            <text:p text:style-name="P9">Ref. 2</text:p>
          </table:table-cell>
          <table:table-cell table:style-name="Tabla29.B2" office:value-type="string">
            <text:p text:style-name="P9"/>
          </table:table-cell>
        </table:table-row>
        <table:table-row table:style-name="Tabla29.1">
          <table:table-cell table:style-name="Tabla29.A2" office:value-type="string">
            <text:p text:style-name="P9"/>
          </table:table-cell>
          <table:table-cell table:style-name="Tabla29.B2" office:value-type="string">
            <text:p text:style-name="P9"/>
          </table:table-cell>
        </table:table-row>
        <table:table-row table:style-name="Tabla29.1">
          <table:table-cell table:style-name="Tabla29.A5" office:value-type="string">
            <text:p text:style-name="P9"/>
          </table:table-cell>
          <table:table-cell table:style-name="Tabla29.B5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9cm" svg:height="1.67cm" draw:z-index="8"><draw:image xlink:href="Pictures/1000000000000119000000C562C5939A5781E0DE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Plan de Pruebas de Aceptación</text:title></text:p>
            </table:table-cell>
            <table:table-cell table:style-name="Tabla2.C1" office:value-type="string">
              <text:p text:style-name="MP4"><text:user-defined style:data-style-name="N0" text:name="Departamento">&lt;Organización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<text:s/>de <text:page-count>10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5</meta:editing-cycles>
    <meta:editing-duration>PT17H29M16S</meta:editing-duration>
    <dc:title>Plan de Pruebas de Aceptación</dc:title>
    <dc:date>2024-01-15T08:45:45.218000000</dc:date>
    <meta:generator>LibreOffice/7.6.2.1$Windows_X86_64 LibreOffice_project/56f7684011345957bbf33a7ee678afaf4d2ba333</meta:generator>
    <dc:subject>&lt;Nombre Proyecto&gt;</dc:subject>
    <meta:print-date>2010-01-15T17:08:07</meta:print-date>
    <meta:keyword>0100</meta:keyword>
    <meta:document-statistic meta:table-count="9" meta:image-count="3" meta:object-count="0" meta:page-count="10" meta:paragraph-count="98" meta:word-count="424" meta:character-count="2658" meta:non-whitespace-character-count="2328"/>
    <meta:user-defined meta:name="Departamento">&lt;Organización&gt;</meta:user-defined>
  </office:meta>
</office:document-meta>
</file>